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a6d3"/>
    </style:style>
    <style:style style:name="P2" style:family="paragraph" style:parent-style-name="Text_20_body">
      <style:text-properties officeooo:paragraph-rsid="00047b19"/>
    </style:style>
    <style:style style:name="P3" style:family="paragraph" style:parent-style-name="Text_20_body">
      <style:text-properties fo:language="ru" fo:country="RU" officeooo:rsid="00047b19" officeooo:paragraph-rsid="00047b19"/>
    </style:style>
    <style:style style:name="P4" style:family="paragraph" style:parent-style-name="Text_20_body">
      <style:text-properties officeooo:paragraph-rsid="00091394"/>
    </style:style>
    <style:style style:name="P5" style:family="paragraph" style:parent-style-name="Text_20_body">
      <style:text-properties officeooo:paragraph-rsid="0002f1fa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Text_20_body" style:list-style-name="L1">
      <style:text-properties fo:language="ru" fo:country="RU" officeooo:rsid="00047b19" officeooo:paragraph-rsid="00047b1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a6d3"/>
    </style:style>
    <style:style style:name="T3" style:family="text">
      <style:text-properties fo:language="ru" fo:country="RU" officeooo:rsid="0002f1fa"/>
    </style:style>
    <style:style style:name="T4" style:family="text">
      <style:text-properties fo:language="ru" fo:country="RU" officeooo:rsid="00047b19"/>
    </style:style>
    <style:style style:name="T5" style:family="text">
      <style:text-properties fo:language="ru" fo:country="RU" officeooo:rsid="000623a8"/>
    </style:style>
    <style:style style:name="T6" style:family="text">
      <style:text-properties fo:language="ru" fo:country="RU" officeooo:rsid="00086592"/>
    </style:style>
    <style:style style:name="T7" style:family="text">
      <style:text-properties fo:language="ru" fo:country="RU" officeooo:rsid="00091394"/>
    </style:style>
    <style:style style:name="T8" style:family="text">
      <style:text-properties fo:language="ru" fo:country="RU" officeooo:rsid="0009a2fc"/>
    </style:style>
    <style:style style:name="T9" style:family="text">
      <style:text-properties fo:language="ru" fo:country="RU" officeooo:rsid="000a7ab0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2f1fa"/>
    </style:style>
    <style:style style:name="T12" style:family="text">
      <style:text-properties fo:language="en" fo:country="US" officeooo:rsid="00091394"/>
    </style:style>
    <style:style style:name="T13" style:family="text">
      <style:text-properties fo:language="en" fo:country="US" officeooo:rsid="0009a2fc"/>
    </style:style>
    <style:style style:name="T14" style:family="text">
      <style:text-properties fo:language="en" fo:country="US" officeooo:rsid="000a7a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Постановка задачи.</text:h>
      <text:p text:style-name="P4"><text:span text:style-name="T7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Т. о. перелёт можно представить как набор из одного или нескольких элементарных перемещений, называемых сегментами. Сегмент — это атомарная перевозка, которую для простоты будем характеризовать всего двумя атрибутами: </text:span><text:span text:style-name="T8">дата/</text:span><text:span text:style-name="T7">время вылета и </text:span><text:span text:style-name="T8">дата/</text:span><text:span text:style-name="T7">время прилёта.</text:span></text:p>
      <text:p text:style-name="P1"><text:span text:style-name="T2">Вам нужно написать небольшой модуль, который будет заниматься фильтрацией набора перелётов согласно различным правилам. Правил фильтрации может быть очень много. Также наборы перелётов могут быть очень большими. </text:span><text:span text:style-name="T3">Правила могут выбираться и задаваться динамически в зависимости от контекста </text:span><text:span text:style-name="T7">выполнения операции фильтрации</text:span><text:span text:style-name="T3">.</text:span></text:p>
      <text:p text:style-name="P5"><text:span text:style-name="T3">Продумайте структуру модуля, создайте необходимые </text:span><text:span text:style-name="T7">классы и интерфейсы</text:span><text:span text:style-name="T3">. </text:span><text:span text:style-name="T7">Если знакомы с </text:span><text:span text:style-name="T14">NUnit/xUnit</text:span><text:span text:style-name="T12">, </text:span><text:span text:style-name="T7">то п</text:span><text:span text:style-name="T3">окройте свой код тестами. Пользовательский интерфейс не рассматривайте. Достаточно вывода информации в консоль. </text:span><text:span text:style-name="T8">Никаких сторонних библиотек использовать не нужно.</text:span></text:p>
      <text:p text:style-name="P2"><text:span text:style-name="T1">Приложенный файл </text:span><text:span text:style-name="T14">FlightBuilder.cs</text:span><text:span text:style-name="T1"> содержит </text:span><text:span text:style-name="T5">упрощённые</text:span><text:span text:style-name="T1"> модельные классы и фабрику для получения тестовых образцов. Весь код необходимо поместить в </text:span><text:span text:style-name="T9">пространство имен </text:span><text:span text:style-name="T14">Gridnine.FlightCodingTest.</text:span></text:p>
      <text:p text:style-name="P2"><text:span text:style-name="T3">Для </text:span><text:span text:style-name="T8">проверочного запуска</text:span><text:span text:style-name="T3"> создайте </text:span><text:span text:style-name="T6">публичный </text:span><text:span text:style-name="T3">класс </text:span><text:span text:style-name="T11">c</text:span><text:span text:style-name="T3"> методом </text:span><text:span text:style-name="T14">Main</text:span><text:span text:style-name="T3">() Этот метод должен выдать в консоль результат</text:span><text:span text:style-name="T4">ы</text:span><text:span text:style-name="T3"> обработки тестового набора перелётов. </text:span><text:span text:style-name="T4">Получить тестовый набор нужно методом FlightBuilder.GetFlights()</text:span></text:p>
      <text:p text:style-name="P2"><text:span text:style-name="T8">Поместите в </text:span><text:span text:style-name="T14">M</text:span><text:span text:style-name="T13">ain() </text:span><text:span text:style-name="T8">такой проверочный код. </text:span><text:span text:style-name="T4">Исключите из тестового набора перелёты по следующим правилам </text:span><text:span text:style-name="T5">(по каждому правилу нужен отдельный вывод списка перелётов)</text:span><text:span text:style-name="T4">:</text:span></text:p>
      <text:list xml:id="list719348792" text:style-name="L1">
        <text:list-item>
          <text:p text:style-name="P7">вылет до текущего момента времени</text:p>
        </text:list-item>
        <text:list-item>
          <text:p text:style-name="P7">имеются сегменты с датой прилёта раньше даты вылета</text:p>
        </text:list-item>
        <text:list-item>
          <text:p text:style-name="P7">общее время, проведённое на земле превышает два часа (время на земле — это интервал между прилётом одного сегмента и вылетом следующего за ним)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02-24T13:58:30.737000000</dc:date>
    <meta:editing-duration>PT27M51S</meta:editing-duration>
    <meta:editing-cycles>5</meta:editing-cycles>
    <meta:document-statistic meta:table-count="0" meta:image-count="0" meta:object-count="0" meta:page-count="1" meta:paragraph-count="10" meta:word-count="233" meta:character-count="1817" meta:non-whitespace-character-count="1594"/>
  </office:meta>
</office:document-meta>
</file>